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60.54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34.66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31.94mm"/>
    </style:style>
    <style:style style:name="co11" style:family="table-column">
      <style:table-column-properties fo:break-before="auto" style:column-width="40.92mm"/>
    </style:style>
    <style:style style:name="co12" style:family="table-column">
      <style:table-column-properties fo:break-before="auto" style:column-width="36.0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nalRepoDataWithoutFilePath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po</text:p>
          </table:table-cell>
          <table:table-cell office:value-type="string" calcext:value-type="string">
            <text:p>n_authors</text:p>
          </table:table-cell>
          <table:table-cell office:value-type="string" calcext:value-type="string">
            <text:p>n_fun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vg_LOC / fun</text:p>
          </table:table-cell>
          <table:table-cell office:value-type="string" calcext:value-type="string">
            <text:p>Precision (binary)</text:p>
          </table:table-cell>
          <table:table-cell office:value-type="string" calcext:value-type="string">
            <text:p>Recall (binary)</text:p>
          </table:table-cell>
          <table:table-cell office:value-type="string" calcext:value-type="string">
            <text:p>F1 (binary)</text:p>
          </table:table-cell>
          <table:table-cell office:value-type="string" calcext:value-type="string">
            <text:p>Precision (multi)</text:p>
          </table:table-cell>
          <table:table-cell office:value-type="string" calcext:value-type="string">
            <text:p>Recall (multi)</text:p>
          </table:table-cell>
          <table:table-cell office:value-type="string" calcext:value-type="string">
            <text:p>Average F1 (multi)</text:p>
          </table:table-cell>
          <table:table-cell office:value-type="string" calcext:value-type="string">
            <text:p>Precision (single model)</text:p>
          </table:table-cell>
          <table:table-cell office:value-type="string" calcext:value-type="string">
            <text:p>Recall (single model)</text:p>
          </table:table-cell>
          <table:table-cell office:value-type="string" calcext:value-type="string">
            <text:p>Average F1 (multi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wpilib</text:p>
          </table:table-cell>
          <table:table-cell office:value-type="float" office:value="7" calcext:value-type="float">
            <text:p>7</text:p>
          </table:table-cell>
          <table:table-cell office:value-type="float" office:value="1581" calcext:value-type="float">
            <text:p>1581</text:p>
          </table:table-cell>
          <table:table-cell office:value-type="float" office:value="14247" calcext:value-type="float">
            <text:p>14247</text:p>
          </table:table-cell>
          <table:table-cell office:value-type="float" office:value="9.01138519924099" calcext:value-type="float">
            <text:p>9.01138519924099</text:p>
          </table:table-cell>
          <table:table-cell office:value-type="float" office:value="0.724219802292985" calcext:value-type="float">
            <text:p>0.724219802292985</text:p>
          </table:table-cell>
          <table:table-cell office:value-type="float" office:value="0.894360603653693" calcext:value-type="float">
            <text:p>0.894360603653693</text:p>
          </table:table-cell>
          <table:table-cell office:value-type="float" office:value="0.804806597610079" calcext:value-type="float">
            <text:p>0.804806597610079</text:p>
          </table:table-cell>
          <table:table-cell office:value-type="float" office:value="0.863020090735804" calcext:value-type="float">
            <text:p>0.863020090735804</text:p>
          </table:table-cell>
          <table:table-cell office:value-type="float" office:value="0.875657770327197" calcext:value-type="float">
            <text:p>0.875657770327197</text:p>
          </table:table-cell>
          <table:table-cell office:value-type="float" office:value="0.86931596580374" calcext:value-type="float">
            <text:p>0.86931596580374</text:p>
          </table:table-cell>
          <table:table-cell office:value-type="float" office:value="0.818233520998818" calcext:value-type="float">
            <text:p>0.818233520998818</text:p>
          </table:table-cell>
          <table:table-cell office:value-type="float" office:value="0.844191840925115" calcext:value-type="float">
            <text:p>0.844191840925115</text:p>
          </table:table-cell>
          <table:table-cell office:value-type="float" office:value="0.831111341757908" calcext:value-type="float">
            <text:p>0.831111341757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roid_device_lge_hammerheadcaf</text:p>
          </table:table-cell>
          <table:table-cell office:value-type="float" office:value="5" calcext:value-type="float">
            <text:p>5</text:p>
          </table:table-cell>
          <table:table-cell office:value-type="float" office:value="2844" calcext:value-type="float">
            <text:p>2844</text:p>
          </table:table-cell>
          <table:table-cell office:value-type="float" office:value="98430" calcext:value-type="float">
            <text:p>98430</text:p>
          </table:table-cell>
          <table:table-cell office:value-type="float" office:value="34.6097046413502" calcext:value-type="float">
            <text:p>34.6097046413502</text:p>
          </table:table-cell>
          <table:table-cell office:value-type="float" office:value="0.589344053641319" calcext:value-type="float">
            <text:p>0.589344053641319</text:p>
          </table:table-cell>
          <table:table-cell office:value-type="float" office:value="0.759761139182361" calcext:value-type="float">
            <text:p>0.759761139182361</text:p>
          </table:table-cell>
          <table:table-cell office:value-type="float" office:value="0.669149243117616" calcext:value-type="float">
            <text:p>0.669149243117616</text:p>
          </table:table-cell>
          <table:table-cell office:value-type="float" office:value="0.705352610687693" calcext:value-type="float">
            <text:p>0.705352610687693</text:p>
          </table:table-cell>
          <table:table-cell office:value-type="float" office:value="0.700726051512127" calcext:value-type="float">
            <text:p>0.700726051512127</text:p>
          </table:table-cell>
          <table:table-cell office:value-type="float" office:value="0.703035525283721" calcext:value-type="float">
            <text:p>0.703035525283721</text:p>
          </table:table-cell>
          <table:table-cell office:value-type="float" office:value="0.699712323193792" calcext:value-type="float">
            <text:p>0.699712323193792</text:p>
          </table:table-cell>
          <table:table-cell office:value-type="float" office:value="0.691607519056967" calcext:value-type="float">
            <text:p>0.691607519056967</text:p>
          </table:table-cell>
          <table:table-cell office:value-type="float" office:value="0.69564811787113" calcext:value-type="float">
            <text:p>0.695648117871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oid_device_moto_shamu</text:p>
          </table:table-cell>
          <table:table-cell office:value-type="float" office:value="13" calcext:value-type="float">
            <text:p>13</text:p>
          </table:table-cell>
          <table:table-cell office:value-type="float" office:value="3438" calcext:value-type="float">
            <text:p>3438</text:p>
          </table:table-cell>
          <table:table-cell office:value-type="float" office:value="124853" calcext:value-type="float">
            <text:p>124853</text:p>
          </table:table-cell>
          <table:table-cell office:value-type="float" office:value="36.3155904595695" calcext:value-type="float">
            <text:p>36.3155904595695</text:p>
          </table:table-cell>
          <table:table-cell office:value-type="float" office:value="0.252564344342943" calcext:value-type="float">
            <text:p>0.252564344342943</text:p>
          </table:table-cell>
          <table:table-cell office:value-type="float" office:value="0.335496957403651" calcext:value-type="float">
            <text:p>0.335496957403651</text:p>
          </table:table-cell>
          <table:table-cell office:value-type="float" office:value="0.291092028533427" calcext:value-type="float">
            <text:p>0.291092028533427</text:p>
          </table:table-cell>
          <table:table-cell office:value-type="float" office:value="0.407108934649316" calcext:value-type="float">
            <text:p>0.407108934649316</text:p>
          </table:table-cell>
          <table:table-cell office:value-type="float" office:value="0.378478438249566" calcext:value-type="float">
            <text:p>0.378478438249566</text:p>
          </table:table-cell>
          <table:table-cell office:value-type="float" office:value="0.392532742307591" calcext:value-type="float">
            <text:p>0.392532742307591</text:p>
          </table:table-cell>
          <table:table-cell office:value-type="float" office:value="0.391133732033224" calcext:value-type="float">
            <text:p>0.391133732033224</text:p>
          </table:table-cell>
          <table:table-cell office:value-type="float" office:value="0.41653326954527" calcext:value-type="float">
            <text:p>0.41653326954527</text:p>
          </table:table-cell>
          <table:table-cell office:value-type="float" office:value="0.403633760026639" calcext:value-type="float">
            <text:p>0.4036337600266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le</text:p>
          </table:table-cell>
          <table:table-cell office:value-type="float" office:value="11" calcext:value-type="float">
            <text:p>11</text:p>
          </table:table-cell>
          <table:table-cell office:value-type="float" office:value="2626" calcext:value-type="float">
            <text:p>2626</text:p>
          </table:table-cell>
          <table:table-cell office:value-type="float" office:value="94630" calcext:value-type="float">
            <text:p>94630</text:p>
          </table:table-cell>
          <table:table-cell office:value-type="float" office:value="36.035795887281" calcext:value-type="float">
            <text:p>36.035795887281</text:p>
          </table:table-cell>
          <table:table-cell office:value-type="float" office:value="0.590427770525064" calcext:value-type="float">
            <text:p>0.590427770525064</text:p>
          </table:table-cell>
          <table:table-cell office:value-type="float" office:value="0.795103778605641" calcext:value-type="float">
            <text:p>0.795103778605641</text:p>
          </table:table-cell>
          <table:table-cell office:value-type="float" office:value="0.685165200034403" calcext:value-type="float">
            <text:p>0.685165200034403</text:p>
          </table:table-cell>
          <table:table-cell office:value-type="float" office:value="0.729111631682203" calcext:value-type="float">
            <text:p>0.729111631682203</text:p>
          </table:table-cell>
          <table:table-cell office:value-type="float" office:value="0.730072009779387" calcext:value-type="float">
            <text:p>0.730072009779387</text:p>
          </table:table-cell>
          <table:table-cell office:value-type="float" office:value="0.729591662709871" calcext:value-type="float">
            <text:p>0.729591662709871</text:p>
          </table:table-cell>
          <table:table-cell office:value-type="float" office:value="0.708254193566456" calcext:value-type="float">
            <text:p>0.708254193566456</text:p>
          </table:table-cell>
          <table:table-cell office:value-type="float" office:value="0.721447961081818" calcext:value-type="float">
            <text:p>0.721447961081818</text:p>
          </table:table-cell>
          <table:table-cell office:value-type="float" office:value="0.71482063755614" calcext:value-type="float">
            <text:p>0.714820637556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tcoinxt</text:p>
          </table:table-cell>
          <table:table-cell office:value-type="float" office:value="7" calcext:value-type="float">
            <text:p>7</text:p>
          </table:table-cell>
          <table:table-cell office:value-type="float" office:value="1506" calcext:value-type="float">
            <text:p>1506</text:p>
          </table:table-cell>
          <table:table-cell office:value-type="float" office:value="51035" calcext:value-type="float">
            <text:p>51035</text:p>
          </table:table-cell>
          <table:table-cell office:value-type="float" office:value="33.8877822045153" calcext:value-type="float">
            <text:p>33.8877822045153</text:p>
          </table:table-cell>
          <table:table-cell office:value-type="float" office:value="0.394143122005036" calcext:value-type="float">
            <text:p>0.394143122005036</text:p>
          </table:table-cell>
          <table:table-cell office:value-type="float" office:value="0.521484375" calcext:value-type="float">
            <text:p>0.521484375</text:p>
          </table:table-cell>
          <table:table-cell office:value-type="float" office:value="0.453364621071544" calcext:value-type="float">
            <text:p>0.453364621071544</text:p>
          </table:table-cell>
          <table:table-cell office:value-type="float" office:value="0.528668521012397" calcext:value-type="float">
            <text:p>0.528668521012397</text:p>
          </table:table-cell>
          <table:table-cell office:value-type="float" office:value="0.51811924879846" calcext:value-type="float">
            <text:p>0.51811924879846</text:p>
          </table:table-cell>
          <table:table-cell office:value-type="float" office:value="0.523367305981503" calcext:value-type="float">
            <text:p>0.523367305981503</text:p>
          </table:table-cell>
          <table:table-cell office:value-type="float" office:value="0.521693694153123" calcext:value-type="float">
            <text:p>0.521693694153123</text:p>
          </table:table-cell>
          <table:table-cell office:value-type="float" office:value="0.502012688483871" calcext:value-type="float">
            <text:p>0.502012688483871</text:p>
          </table:table-cell>
          <table:table-cell office:value-type="float" office:value="0.511758589538946" calcext:value-type="float">
            <text:p>0.5117585895389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ffe</text:p>
          </table:table-cell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float" office:value="14405" calcext:value-type="float">
            <text:p>14405</text:p>
          </table:table-cell>
          <table:table-cell office:value-type="float" office:value="19.2066666666667" calcext:value-type="float">
            <text:p>19.2066666666667</text:p>
          </table:table-cell>
          <table:table-cell office:value-type="float" office:value="0.676880922108492" calcext:value-type="float">
            <text:p>0.676880922108492</text:p>
          </table:table-cell>
          <table:table-cell office:value-type="float" office:value="0.904235727440147" calcext:value-type="float">
            <text:p>0.904235727440147</text:p>
          </table:table-cell>
          <table:table-cell office:value-type="float" office:value="0.782342580327269" calcext:value-type="float">
            <text:p>0.782342580327269</text:p>
          </table:table-cell>
          <table:table-cell office:value-type="float" office:value="0.837333960844457" calcext:value-type="float">
            <text:p>0.837333960844457</text:p>
          </table:table-cell>
          <table:table-cell office:value-type="float" office:value="0.839628459942331" calcext:value-type="float">
            <text:p>0.839628459942331</text:p>
          </table:table-cell>
          <table:table-cell office:value-type="float" office:value="0.838480425532549" calcext:value-type="float">
            <text:p>0.838480425532549</text:p>
          </table:table-cell>
          <table:table-cell office:value-type="float" office:value="0.777761161851463" calcext:value-type="float">
            <text:p>0.777761161851463</text:p>
          </table:table-cell>
          <table:table-cell office:value-type="float" office:value="0.797771131646132" calcext:value-type="float">
            <text:p>0.797771131646132</text:p>
          </table:table-cell>
          <table:table-cell office:value-type="float" office:value="0.787702610279191" calcext:value-type="float">
            <text:p>0.7877026102791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ams</text:p>
          </table:table-cell>
          <table:table-cell office:value-type="float" office:value="6" calcext:value-type="float">
            <text:p>6</text:p>
          </table:table-cell>
          <table:table-cell office:value-type="float" office:value="874" calcext:value-type="float">
            <text:p>874</text:p>
          </table:table-cell>
          <table:table-cell office:value-type="float" office:value="40850" calcext:value-type="float">
            <text:p>40850</text:p>
          </table:table-cell>
          <table:table-cell office:value-type="float" office:value="46.7391304347826" calcext:value-type="float">
            <text:p>46.7391304347826</text:p>
          </table:table-cell>
          <table:table-cell office:value-type="float" office:value="0.285412116917745" calcext:value-type="float">
            <text:p>0.285412116917745</text:p>
          </table:table-cell>
          <table:table-cell office:value-type="float" office:value="0.444664031620553" calcext:value-type="float">
            <text:p>0.444664031620553</text:p>
          </table:table-cell>
          <table:table-cell office:value-type="float" office:value="0.356247810634678" calcext:value-type="float">
            <text:p>0.356247810634678</text:p>
          </table:table-cell>
          <table:table-cell office:value-type="float" office:value="0.419263314674064" calcext:value-type="float">
            <text:p>0.419263314674064</text:p>
          </table:table-cell>
          <table:table-cell office:value-type="float" office:value="0.408107361274637" calcext:value-type="float">
            <text:p>0.408107361274637</text:p>
          </table:table-cell>
          <table:table-cell office:value-type="float" office:value="0.413647730600435" calcext:value-type="float">
            <text:p>0.413647730600435</text:p>
          </table:table-cell>
          <table:table-cell office:value-type="float" office:value="0.402336966440352" calcext:value-type="float">
            <text:p>0.402336966440352</text:p>
          </table:table-cell>
          <table:table-cell office:value-type="float" office:value="0.406409321101307" calcext:value-type="float">
            <text:p>0.406409321101307</text:p>
          </table:table-cell>
          <table:table-cell office:value-type="float" office:value="0.404368017262719" calcext:value-type="float">
            <text:p>0.4043680172627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ang-logos</text:p>
          </table:table-cell>
          <table:table-cell office:value-type="float" office:value="38" calcext:value-type="float">
            <text:p>38</text:p>
          </table:table-cell>
          <table:table-cell office:value-type="float" office:value="10517" calcext:value-type="float">
            <text:p>10517</text:p>
          </table:table-cell>
          <table:table-cell office:value-type="float" office:value="137880" calcext:value-type="float">
            <text:p>137880</text:p>
          </table:table-cell>
          <table:table-cell office:value-type="float" office:value="13.1102025292384" calcext:value-type="float">
            <text:p>13.1102025292384</text:p>
          </table:table-cell>
          <table:table-cell office:value-type="float" office:value="0.658083135923147" calcext:value-type="float">
            <text:p>0.658083135923147</text:p>
          </table:table-cell>
          <table:table-cell office:value-type="float" office:value="0.817134268537074" calcext:value-type="float">
            <text:p>0.817134268537074</text:p>
          </table:table-cell>
          <table:table-cell office:value-type="float" office:value="0.73330913120535" calcext:value-type="float">
            <text:p>0.73330913120535</text:p>
          </table:table-cell>
          <table:table-cell office:value-type="float" office:value="0.741392045441343" calcext:value-type="float">
            <text:p>0.741392045441343</text:p>
          </table:table-cell>
          <table:table-cell office:value-type="float" office:value="0.734539780584361" calcext:value-type="float">
            <text:p>0.734539780584361</text:p>
          </table:table-cell>
          <table:table-cell office:value-type="float" office:value="0.737957959768356" calcext:value-type="float">
            <text:p>0.737957959768356</text:p>
          </table:table-cell>
          <table:table-cell office:value-type="float" office:value="0.73049901829097" calcext:value-type="float">
            <text:p>0.73049901829097</text:p>
          </table:table-cell>
          <table:table-cell office:value-type="float" office:value="0.755658494114239" calcext:value-type="float">
            <text:p>0.755658494114239</text:p>
          </table:table-cell>
          <table:table-cell office:value-type="float" office:value="0.742972266046105" calcext:value-type="float">
            <text:p>0.7429722660461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ementine</text:p>
          </table:table-cell>
          <table:table-cell office:value-type="float" office:value="4" calcext:value-type="float">
            <text:p>4</text:p>
          </table:table-cell>
          <table:table-cell office:value-type="float" office:value="543" calcext:value-type="float">
            <text:p>543</text:p>
          </table:table-cell>
          <table:table-cell office:value-type="float" office:value="8414" calcext:value-type="float">
            <text:p>8414</text:p>
          </table:table-cell>
          <table:table-cell office:value-type="float" office:value="15.4953959484346" calcext:value-type="float">
            <text:p>15.4953959484346</text:p>
          </table:table-cell>
          <table:table-cell office:value-type="float" office:value="0.686684864960139" calcext:value-type="float">
            <text:p>0.68668486496013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805317146095678" calcext:value-type="float">
            <text:p>0.805317146095678</text:p>
          </table:table-cell>
          <table:table-cell office:value-type="float" office:value="0.860042540345232" calcext:value-type="float">
            <text:p>0.860042540345232</text:p>
          </table:table-cell>
          <table:table-cell office:value-type="float" office:value="0.866523662745809" calcext:value-type="float">
            <text:p>0.866523662745809</text:p>
          </table:table-cell>
          <table:table-cell office:value-type="float" office:value="0.863277019372786" calcext:value-type="float">
            <text:p>0.863277019372786</text:p>
          </table:table-cell>
          <table:table-cell office:value-type="float" office:value="0.784577703378353" calcext:value-type="float">
            <text:p>0.784577703378353</text:p>
          </table:table-cell>
          <table:table-cell office:value-type="float" office:value="0.790863960844306" calcext:value-type="float">
            <text:p>0.790863960844306</text:p>
          </table:table-cell>
          <table:table-cell office:value-type="float" office:value="0.787714561299925" calcext:value-type="float">
            <text:p>0.7877145612999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e</text:p>
          </table:table-cell>
          <table:table-cell office:value-type="float" office:value="6" calcext:value-type="float">
            <text:p>6</text:p>
          </table:table-cell>
          <table:table-cell office:value-type="float" office:value="1723" calcext:value-type="float">
            <text:p>1723</text:p>
          </table:table-cell>
          <table:table-cell office:value-type="float" office:value="78482" calcext:value-type="float">
            <text:p>78482</text:p>
          </table:table-cell>
          <table:table-cell office:value-type="float" office:value="45.5496227510157" calcext:value-type="float">
            <text:p>45.5496227510157</text:p>
          </table:table-cell>
          <table:table-cell office:value-type="float" office:value="0.921013551012528" calcext:value-type="float">
            <text:p>0.921013551012528</text:p>
          </table:table-cell>
          <table:table-cell office:value-type="float" office:value="0.993042378241619" calcext:value-type="float">
            <text:p>0.993042378241619</text:p>
          </table:table-cell>
          <table:table-cell office:value-type="float" office:value="0.956350086051253" calcext:value-type="float">
            <text:p>0.956350086051253</text:p>
          </table:table-cell>
          <table:table-cell office:value-type="float" office:value="0.964561258042379" calcext:value-type="float">
            <text:p>0.964561258042379</text:p>
          </table:table-cell>
          <table:table-cell office:value-type="float" office:value="0.972003360831716" calcext:value-type="float">
            <text:p>0.972003360831716</text:p>
          </table:table-cell>
          <table:table-cell office:value-type="float" office:value="0.968275159520919" calcext:value-type="float">
            <text:p>0.968275159520919</text:p>
          </table:table-cell>
          <table:table-cell office:value-type="float" office:value="0.933435118533572" calcext:value-type="float">
            <text:p>0.933435118533572</text:p>
          </table:table-cell>
          <table:table-cell office:value-type="float" office:value="0.950668809989947" calcext:value-type="float">
            <text:p>0.950668809989947</text:p>
          </table:table-cell>
          <table:table-cell office:value-type="float" office:value="0.942012554767258" calcext:value-type="float">
            <text:p>0.9420125547672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pp-ethereum</text:p>
          </table:table-cell>
          <table:table-cell office:value-type="float" office:value="11" calcext:value-type="float">
            <text:p>11</text:p>
          </table:table-cell>
          <table:table-cell office:value-type="float" office:value="1952" calcext:value-type="float">
            <text:p>1952</text:p>
          </table:table-cell>
          <table:table-cell office:value-type="float" office:value="57366" calcext:value-type="float">
            <text:p>57366</text:p>
          </table:table-cell>
          <table:table-cell office:value-type="float" office:value="29.3883196721311" calcext:value-type="float">
            <text:p>29.3883196721311</text:p>
          </table:table-cell>
          <table:table-cell office:value-type="float" office:value="0.796804480761295" calcext:value-type="float">
            <text:p>0.796804480761295</text:p>
          </table:table-cell>
          <table:table-cell office:value-type="float" office:value="0.88187134502924" calcext:value-type="float">
            <text:p>0.88187134502924</text:p>
          </table:table-cell>
          <table:table-cell office:value-type="float" office:value="0.838259529724708" calcext:value-type="float">
            <text:p>0.838259529724708</text:p>
          </table:table-cell>
          <table:table-cell office:value-type="float" office:value="0.830344570542801" calcext:value-type="float">
            <text:p>0.830344570542801</text:p>
          </table:table-cell>
          <table:table-cell office:value-type="float" office:value="0.858001372496573" calcext:value-type="float">
            <text:p>0.858001372496573</text:p>
          </table:table-cell>
          <table:table-cell office:value-type="float" office:value="0.844059702373476" calcext:value-type="float">
            <text:p>0.844059702373476</text:p>
          </table:table-cell>
          <table:table-cell office:value-type="float" office:value="0.815873357394819" calcext:value-type="float">
            <text:p>0.815873357394819</text:p>
          </table:table-cell>
          <table:table-cell office:value-type="float" office:value="0.848153012287694" calcext:value-type="float">
            <text:p>0.848153012287694</text:p>
          </table:table-cell>
          <table:table-cell office:value-type="float" office:value="0.831856625699218" calcext:value-type="float">
            <text:p>0.8318566256992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pressopp</text:p>
          </table:table-cell>
          <table:table-cell office:value-type="float" office:value="8" calcext:value-type="float">
            <text:p>8</text:p>
          </table:table-cell>
          <table:table-cell office:value-type="float" office:value="930" calcext:value-type="float">
            <text:p>930</text:p>
          </table:table-cell>
          <table:table-cell office:value-type="float" office:value="17855" calcext:value-type="float">
            <text:p>17855</text:p>
          </table:table-cell>
          <table:table-cell office:value-type="float" office:value="19.1989247311828" calcext:value-type="float">
            <text:p>19.1989247311828</text:p>
          </table:table-cell>
          <table:table-cell office:value-type="float" office:value="0.478540916846961" calcext:value-type="float">
            <text:p>0.478540916846961</text:p>
          </table:table-cell>
          <table:table-cell office:value-type="float" office:value="0.8719646799117" calcext:value-type="float">
            <text:p>0.8719646799117</text:p>
          </table:table-cell>
          <table:table-cell office:value-type="float" office:value="0.645964997026241" calcext:value-type="float">
            <text:p>0.645964997026241</text:p>
          </table:table-cell>
          <table:table-cell office:value-type="float" office:value="0.765811485074698" calcext:value-type="float">
            <text:p>0.765811485074698</text:p>
          </table:table-cell>
          <table:table-cell office:value-type="float" office:value="0.761996928423392" calcext:value-type="float">
            <text:p>0.761996928423392</text:p>
          </table:table-cell>
          <table:table-cell office:value-type="float" office:value="0.763901825746134" calcext:value-type="float">
            <text:p>0.763901825746134</text:p>
          </table:table-cell>
          <table:table-cell office:value-type="float" office:value="0.725318886479028" calcext:value-type="float">
            <text:p>0.725318886479028</text:p>
          </table:table-cell>
          <table:table-cell office:value-type="float" office:value="0.720552410210891" calcext:value-type="float">
            <text:p>0.720552410210891</text:p>
          </table:table-cell>
          <table:table-cell office:value-type="float" office:value="0.722931720028899" calcext:value-type="float">
            <text:p>0.7229317200288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bthrift</text:p>
          </table:table-cell>
          <table:table-cell office:value-type="float" office:value="17" calcext:value-type="float">
            <text:p>17</text:p>
          </table:table-cell>
          <table:table-cell office:value-type="float" office:value="2998" calcext:value-type="float">
            <text:p>2998</text:p>
          </table:table-cell>
          <table:table-cell office:value-type="float" office:value="33871" calcext:value-type="float">
            <text:p>33871</text:p>
          </table:table-cell>
          <table:table-cell office:value-type="float" office:value="11.2978652434957" calcext:value-type="float">
            <text:p>11.2978652434957</text:p>
          </table:table-cell>
          <table:table-cell office:value-type="float" office:value="0.798285835297987" calcext:value-type="float">
            <text:p>0.798285835297987</text:p>
          </table:table-cell>
          <table:table-cell office:value-type="float" office:value="0.864088397790055" calcext:value-type="float">
            <text:p>0.864088397790055</text:p>
          </table:table-cell>
          <table:table-cell office:value-type="float" office:value="0.830535687614406" calcext:value-type="float">
            <text:p>0.830535687614406</text:p>
          </table:table-cell>
          <table:table-cell office:value-type="float" office:value="0.864899978487608" calcext:value-type="float">
            <text:p>0.864899978487608</text:p>
          </table:table-cell>
          <table:table-cell office:value-type="float" office:value="0.861894893407655" calcext:value-type="float">
            <text:p>0.861894893407655</text:p>
          </table:table-cell>
          <table:table-cell office:value-type="float" office:value="0.863396128533629" calcext:value-type="float">
            <text:p>0.863396128533629</text:p>
          </table:table-cell>
          <table:table-cell office:value-type="float" office:value="0.865002941313781" calcext:value-type="float">
            <text:p>0.865002941313781</text:p>
          </table:table-cell>
          <table:table-cell office:value-type="float" office:value="0.872633336781887" calcext:value-type="float">
            <text:p>0.872633336781887</text:p>
          </table:table-cell>
          <table:table-cell office:value-type="float" office:value="0.868809762263748" calcext:value-type="float">
            <text:p>0.8688097622637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em5</text:p>
          </table:table-cell>
          <table:table-cell office:value-type="float" office:value="3" calcext:value-type="float">
            <text:p>3</text:p>
          </table:table-cell>
          <table:table-cell office:value-type="float" office:value="874" calcext:value-type="float">
            <text:p>874</text:p>
          </table:table-cell>
          <table:table-cell office:value-type="float" office:value="21579" calcext:value-type="float">
            <text:p>21579</text:p>
          </table:table-cell>
          <table:table-cell office:value-type="float" office:value="24.6899313501144" calcext:value-type="float">
            <text:p>24.6899313501144</text:p>
          </table:table-cell>
          <table:table-cell office:value-type="float" office:value="0.969074426651947" calcext:value-type="float">
            <text:p>0.969074426651947</text:p>
          </table:table-cell>
          <table:table-cell office:value-type="float" office:value="0.95372460496614" calcext:value-type="float">
            <text:p>0.95372460496614</text:p>
          </table:table-cell>
          <table:table-cell office:value-type="float" office:value="0.96136888068078" calcext:value-type="float">
            <text:p>0.96136888068078</text:p>
          </table:table-cell>
          <table:table-cell office:value-type="float" office:value="0.965239791782512" calcext:value-type="float">
            <text:p>0.965239791782512</text:p>
          </table:table-cell>
          <table:table-cell office:value-type="float" office:value="0.975967003502797" calcext:value-type="float">
            <text:p>0.975967003502797</text:p>
          </table:table-cell>
          <table:table-cell office:value-type="float" office:value="0.970588577744269" calcext:value-type="float">
            <text:p>0.970588577744269</text:p>
          </table:table-cell>
          <table:table-cell office:value-type="float" office:value="0.967952795538725" calcext:value-type="float">
            <text:p>0.967952795538725</text:p>
          </table:table-cell>
          <table:table-cell office:value-type="float" office:value="0.978390660353924" calcext:value-type="float">
            <text:p>0.978390660353924</text:p>
          </table:table-cell>
          <table:table-cell office:value-type="float" office:value="0.973157733781405" calcext:value-type="float">
            <text:p>0.973157733781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ub-main</text:p>
          </table:table-cell>
          <table:table-cell office:value-type="float" office:value="22" calcext:value-type="float">
            <text:p>22</text:p>
          </table:table-cell>
          <table:table-cell office:value-type="float" office:value="5300" calcext:value-type="float">
            <text:p>5300</text:p>
          </table:table-cell>
          <table:table-cell office:value-type="float" office:value="162158" calcext:value-type="float">
            <text:p>162158</text:p>
          </table:table-cell>
          <table:table-cell office:value-type="float" office:value="30.5958490566038" calcext:value-type="float">
            <text:p>30.5958490566038</text:p>
          </table:table-cell>
          <table:table-cell office:value-type="float" office:value="0.652258275205059" calcext:value-type="float">
            <text:p>0.652258275205059</text:p>
          </table:table-cell>
          <table:table-cell office:value-type="float" office:value="0.860579410243145" calcext:value-type="float">
            <text:p>0.860579410243145</text:p>
          </table:table-cell>
          <table:table-cell office:value-type="float" office:value="0.749212948234466" calcext:value-type="float">
            <text:p>0.749212948234466</text:p>
          </table:table-cell>
          <table:table-cell office:value-type="float" office:value="0.823041162851596" calcext:value-type="float">
            <text:p>0.823041162851596</text:p>
          </table:table-cell>
          <table:table-cell office:value-type="float" office:value="0.816282118813082" calcext:value-type="float">
            <text:p>0.816282118813082</text:p>
          </table:table-cell>
          <table:table-cell office:value-type="float" office:value="0.819654673800427" calcext:value-type="float">
            <text:p>0.819654673800427</text:p>
          </table:table-cell>
          <table:table-cell office:value-type="float" office:value="0.770844340382908" calcext:value-type="float">
            <text:p>0.770844340382908</text:p>
          </table:table-cell>
          <table:table-cell office:value-type="float" office:value="0.782141864137021" calcext:value-type="float">
            <text:p>0.782141864137021</text:p>
          </table:table-cell>
          <table:table-cell office:value-type="float" office:value="0.776472555436804" calcext:value-type="float">
            <text:p>0.776472555436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RTK</text:p>
          </table:table-cell>
          <table:table-cell office:value-type="float" office:value="4" calcext:value-type="float">
            <text:p>4</text:p>
          </table:table-cell>
          <table:table-cell office:value-type="float" office:value="425" calcext:value-type="float">
            <text:p>425</text:p>
          </table:table-cell>
          <table:table-cell office:value-type="float" office:value="17925" calcext:value-type="float">
            <text:p>17925</text:p>
          </table:table-cell>
          <table:table-cell office:value-type="float" office:value="42.1764705882353" calcext:value-type="float">
            <text:p>42.1764705882353</text:p>
          </table:table-cell>
          <table:table-cell office:value-type="float" office:value="0.464154187658527" calcext:value-type="float">
            <text:p>0.464154187658527</text:p>
          </table:table-cell>
          <table:table-cell office:value-type="float" office:value="0.489071038251366" calcext:value-type="float">
            <text:p>0.489071038251366</text:p>
          </table:table-cell>
          <table:table-cell office:value-type="float" office:value="0.476449756497866" calcext:value-type="float">
            <text:p>0.476449756497866</text:p>
          </table:table-cell>
          <table:table-cell office:value-type="float" office:value="0.495957092224566" calcext:value-type="float">
            <text:p>0.495957092224566</text:p>
          </table:table-cell>
          <table:table-cell office:value-type="float" office:value="0.490415390858617" calcext:value-type="float">
            <text:p>0.490415390858617</text:p>
          </table:table-cell>
          <table:table-cell office:value-type="float" office:value="0.49317845779435" calcext:value-type="float">
            <text:p>0.49317845779435</text:p>
          </table:table-cell>
          <table:table-cell office:value-type="float" office:value="0.503732891360137" calcext:value-type="float">
            <text:p>0.503732891360137</text:p>
          </table:table-cell>
          <table:table-cell office:value-type="float" office:value="0.498754516224867" calcext:value-type="float">
            <text:p>0.498754516224867</text:p>
          </table:table-cell>
          <table:table-cell office:value-type="float" office:value="0.501237523073521" calcext:value-type="float">
            <text:p>0.5012375230735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zenelib</text:p>
          </table:table-cell>
          <table:table-cell office:value-type="float" office:value="12" calcext:value-type="float">
            <text:p>12</text:p>
          </table:table-cell>
          <table:table-cell office:value-type="float" office:value="2784" calcext:value-type="float">
            <text:p>2784</text:p>
          </table:table-cell>
          <table:table-cell office:value-type="float" office:value="145017" calcext:value-type="float">
            <text:p>145017</text:p>
          </table:table-cell>
          <table:table-cell office:value-type="float" office:value="52.0894396551724" calcext:value-type="float">
            <text:p>52.0894396551724</text:p>
          </table:table-cell>
          <table:table-cell office:value-type="float" office:value="0.782524436137305" calcext:value-type="float">
            <text:p>0.782524436137305</text:p>
          </table:table-cell>
          <table:table-cell office:value-type="float" office:value="0.980636237897648" calcext:value-type="float">
            <text:p>0.980636237897648</text:p>
          </table:table-cell>
          <table:table-cell office:value-type="float" office:value="0.875997613647814" calcext:value-type="float">
            <text:p>0.875997613647814</text:p>
          </table:table-cell>
          <table:table-cell office:value-type="float" office:value="0.919435708073102" calcext:value-type="float">
            <text:p>0.919435708073102</text:p>
          </table:table-cell>
          <table:table-cell office:value-type="float" office:value="0.91879382099115" calcext:value-type="float">
            <text:p>0.91879382099115</text:p>
          </table:table-cell>
          <table:table-cell office:value-type="float" office:value="0.919114708497361" calcext:value-type="float">
            <text:p>0.919114708497361</text:p>
          </table:table-cell>
          <table:table-cell office:value-type="float" office:value="0.871983767979485" calcext:value-type="float">
            <text:p>0.871983767979485</text:p>
          </table:table-cell>
          <table:table-cell office:value-type="float" office:value="0.890721796964888" calcext:value-type="float">
            <text:p>0.890721796964888</text:p>
          </table:table-cell>
          <table:table-cell office:value-type="float" office:value="0.881302983507318" calcext:value-type="float">
            <text:p>0.881302983507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batus_core</text:p>
          </table:table-cell>
          <table:table-cell office:value-type="float" office:value="8" calcext:value-type="float">
            <text:p>8</text:p>
          </table:table-cell>
          <table:table-cell office:value-type="float" office:value="2344" calcext:value-type="float">
            <text:p>2344</text:p>
          </table:table-cell>
          <table:table-cell office:value-type="float" office:value="26926" calcext:value-type="float">
            <text:p>26926</text:p>
          </table:table-cell>
          <table:table-cell office:value-type="float" office:value="11.4872013651877" calcext:value-type="float">
            <text:p>11.4872013651877</text:p>
          </table:table-cell>
          <table:table-cell office:value-type="float" office:value="0.555194415323942" calcext:value-type="float">
            <text:p>0.555194415323942</text:p>
          </table:table-cell>
          <table:table-cell office:value-type="float" office:value="0.87321063394683" calcext:value-type="float">
            <text:p>0.87321063394683</text:p>
          </table:table-cell>
          <table:table-cell office:value-type="float" office:value="0.696277004768044" calcext:value-type="float">
            <text:p>0.696277004768044</text:p>
          </table:table-cell>
          <table:table-cell office:value-type="float" office:value="0.790146776409472" calcext:value-type="float">
            <text:p>0.790146776409472</text:p>
          </table:table-cell>
          <table:table-cell office:value-type="float" office:value="0.78767746620226" calcext:value-type="float">
            <text:p>0.78767746620226</text:p>
          </table:table-cell>
          <table:table-cell office:value-type="float" office:value="0.788911155181682" calcext:value-type="float">
            <text:p>0.788911155181682</text:p>
          </table:table-cell>
          <table:table-cell office:value-type="float" office:value="0.731051624392655" calcext:value-type="float">
            <text:p>0.731051624392655</text:p>
          </table:table-cell>
          <table:table-cell office:value-type="float" office:value="0.754709311598596" calcext:value-type="float">
            <text:p>0.754709311598596</text:p>
          </table:table-cell>
          <table:table-cell office:value-type="float" office:value="0.742786287022328" calcext:value-type="float">
            <text:p>0.7427862870223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icad-source-mirror</text:p>
          </table:table-cell>
          <table:table-cell office:value-type="float" office:value="18" calcext:value-type="float">
            <text:p>18</text:p>
          </table:table-cell>
          <table:table-cell office:value-type="float" office:value="3489" calcext:value-type="float">
            <text:p>3489</text:p>
          </table:table-cell>
          <table:table-cell office:value-type="float" office:value="178536" calcext:value-type="float">
            <text:p>178536</text:p>
          </table:table-cell>
          <table:table-cell office:value-type="float" office:value="51.1711092003439" calcext:value-type="float">
            <text:p>51.1711092003439</text:p>
          </table:table-cell>
          <table:table-cell office:value-type="float" office:value="0.434286474463884" calcext:value-type="float">
            <text:p>0.434286474463884</text:p>
          </table:table-cell>
          <table:table-cell office:value-type="float" office:value="0.669358669833729" calcext:value-type="float">
            <text:p>0.669358669833729</text:p>
          </table:table-cell>
          <table:table-cell office:value-type="float" office:value="0.539159917718227" calcext:value-type="float">
            <text:p>0.539159917718227</text:p>
          </table:table-cell>
          <table:table-cell office:value-type="float" office:value="0.617977555832175" calcext:value-type="float">
            <text:p>0.617977555832175</text:p>
          </table:table-cell>
          <table:table-cell office:value-type="float" office:value="0.615095728638341" calcext:value-type="float">
            <text:p>0.615095728638341</text:p>
          </table:table-cell>
          <table:table-cell office:value-type="float" office:value="0.616534958446585" calcext:value-type="float">
            <text:p>0.616534958446585</text:p>
          </table:table-cell>
          <table:table-cell office:value-type="float" office:value="0.585923990743012" calcext:value-type="float">
            <text:p>0.585923990743012</text:p>
          </table:table-cell>
          <table:table-cell office:value-type="float" office:value="0.563467832678731" calcext:value-type="float">
            <text:p>0.563467832678731</text:p>
          </table:table-cell>
          <table:table-cell office:value-type="float" office:value="0.574586217358577" calcext:value-type="float">
            <text:p>0.5745862173585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arn-Algorithm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7258" calcext:value-type="float">
            <text:p>7258</text:p>
          </table:table-cell>
          <table:table-cell office:value-type="float" office:value="19.0498687664042" calcext:value-type="float">
            <text:p>19.0498687664042</text:p>
          </table:table-cell>
          <table:table-cell office:value-type="float" office:value="0.769981793397962" calcext:value-type="float">
            <text:p>0.769981793397962</text:p>
          </table:table-cell>
          <table:table-cell office:value-type="float" office:value="0.740641711229947" calcext:value-type="float">
            <text:p>0.740641711229947</text:p>
          </table:table-cell>
          <table:table-cell office:value-type="float" office:value="0.755169274453198" calcext:value-type="float">
            <text:p>0.755169274453198</text:p>
          </table:table-cell>
          <table:table-cell office:value-type="float" office:value="0.71006292662615" calcext:value-type="float">
            <text:p>0.71006292662615</text:p>
          </table:table-cell>
          <table:table-cell office:value-type="float" office:value="0.706986935407328" calcext:value-type="float">
            <text:p>0.706986935407328</text:p>
          </table:table-cell>
          <table:table-cell office:value-type="float" office:value="0.70852326175065" calcext:value-type="float">
            <text:p>0.70852326175065</text:p>
          </table:table-cell>
          <table:table-cell office:value-type="float" office:value="0.714745603323649" calcext:value-type="float">
            <text:p>0.714745603323649</text:p>
          </table:table-cell>
          <table:table-cell office:value-type="float" office:value="0.712626805536714" calcext:value-type="float">
            <text:p>0.712626805536714</text:p>
          </table:table-cell>
          <table:table-cell office:value-type="float" office:value="0.713685418141595" calcext:value-type="float">
            <text:p>0.7136854181415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pbox-gl-native</text:p>
          </table:table-cell>
          <table:table-cell office:value-type="float" office:value="17" calcext:value-type="float">
            <text:p>17</text:p>
          </table:table-cell>
          <table:table-cell office:value-type="float" office:value="4860" calcext:value-type="float">
            <text:p>4860</text:p>
          </table:table-cell>
          <table:table-cell office:value-type="float" office:value="83007" calcext:value-type="float">
            <text:p>83007</text:p>
          </table:table-cell>
          <table:table-cell office:value-type="float" office:value="17.0796296296296" calcext:value-type="float">
            <text:p>17.0796296296296</text:p>
          </table:table-cell>
          <table:table-cell office:value-type="float" office:value="0.618498215783126" calcext:value-type="float">
            <text:p>0.618498215783126</text:p>
          </table:table-cell>
          <table:table-cell office:value-type="float" office:value="0.825082508250825" calcext:value-type="float">
            <text:p>0.825082508250825</text:p>
          </table:table-cell>
          <table:table-cell office:value-type="float" office:value="0.714361294603089" calcext:value-type="float">
            <text:p>0.714361294603089</text:p>
          </table:table-cell>
          <table:table-cell office:value-type="float" office:value="0.758401057215688" calcext:value-type="float">
            <text:p>0.758401057215688</text:p>
          </table:table-cell>
          <table:table-cell office:value-type="float" office:value="0.750992533261445" calcext:value-type="float">
            <text:p>0.750992533261445</text:p>
          </table:table-cell>
          <table:table-cell office:value-type="float" office:value="0.754687704409292" calcext:value-type="float">
            <text:p>0.754687704409292</text:p>
          </table:table-cell>
          <table:table-cell office:value-type="float" office:value="0.704831290703865" calcext:value-type="float">
            <text:p>0.704831290703865</text:p>
          </table:table-cell>
          <table:table-cell office:value-type="float" office:value="0.724934864132472" calcext:value-type="float">
            <text:p>0.724934864132472</text:p>
          </table:table-cell>
          <table:table-cell office:value-type="float" office:value="0.71481240613375" calcext:value-type="float">
            <text:p>0.714812406133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xcso</text:p>
          </table:table-cell>
          <table:table-cell office:value-type="float" office:value="10" calcext:value-type="float">
            <text:p>10</text:p>
          </table:table-cell>
          <table:table-cell office:value-type="float" office:value="1867" calcext:value-type="float">
            <text:p>1867</text:p>
          </table:table-cell>
          <table:table-cell office:value-type="float" office:value="47410" calcext:value-type="float">
            <text:p>47410</text:p>
          </table:table-cell>
          <table:table-cell office:value-type="float" office:value="25.3936797000536" calcext:value-type="float">
            <text:p>25.3936797000536</text:p>
          </table:table-cell>
          <table:table-cell office:value-type="float" office:value="0.512733525189" calcext:value-type="float">
            <text:p>0.512733525189</text:p>
          </table:table-cell>
          <table:table-cell office:value-type="float" office:value="0.873441994247363" calcext:value-type="float">
            <text:p>0.873441994247363</text:p>
          </table:table-cell>
          <table:table-cell office:value-type="float" office:value="0.669210723732488" calcext:value-type="float">
            <text:p>0.669210723732488</text:p>
          </table:table-cell>
          <table:table-cell office:value-type="float" office:value="0.7466220037418" calcext:value-type="float">
            <text:p>0.7466220037418</text:p>
          </table:table-cell>
          <table:table-cell office:value-type="float" office:value="0.743280224545972" calcext:value-type="float">
            <text:p>0.743280224545972</text:p>
          </table:table-cell>
          <table:table-cell office:value-type="float" office:value="0.744949240278939" calcext:value-type="float">
            <text:p>0.744949240278939</text:p>
          </table:table-cell>
          <table:table-cell office:value-type="float" office:value="0.736334532191891" calcext:value-type="float">
            <text:p>0.736334532191891</text:p>
          </table:table-cell>
          <table:table-cell office:value-type="float" office:value="0.735109522651117" calcext:value-type="float">
            <text:p>0.735109522651117</text:p>
          </table:table-cell>
          <table:table-cell office:value-type="float" office:value="0.735721772459613" calcext:value-type="float">
            <text:p>0.7357217724596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cro-manager</text:p>
          </table:table-cell>
          <table:table-cell office:value-type="float" office:value="4" calcext:value-type="float">
            <text:p>4</text:p>
          </table:table-cell>
          <table:table-cell office:value-type="float" office:value="1338" calcext:value-type="float">
            <text:p>1338</text:p>
          </table:table-cell>
          <table:table-cell office:value-type="float" office:value="56622" calcext:value-type="float">
            <text:p>56622</text:p>
          </table:table-cell>
          <table:table-cell office:value-type="float" office:value="42.3183856502242" calcext:value-type="float">
            <text:p>42.3183856502242</text:p>
          </table:table-cell>
          <table:table-cell office:value-type="float" office:value="0.954931269051586" calcext:value-type="float">
            <text:p>0.954931269051586</text:p>
          </table:table-cell>
          <table:table-cell office:value-type="float" office:value="0.937915742793792" calcext:value-type="float">
            <text:p>0.937915742793792</text:p>
          </table:table-cell>
          <table:table-cell office:value-type="float" office:value="0.946385265380614" calcext:value-type="float">
            <text:p>0.946385265380614</text:p>
          </table:table-cell>
          <table:table-cell office:value-type="float" office:value="0.923872798345722" calcext:value-type="float">
            <text:p>0.923872798345722</text:p>
          </table:table-cell>
          <table:table-cell office:value-type="float" office:value="0.945205947124171" calcext:value-type="float">
            <text:p>0.945205947124171</text:p>
          </table:table-cell>
          <table:table-cell office:value-type="float" office:value="0.934478498084694" calcext:value-type="float">
            <text:p>0.934478498084694</text:p>
          </table:table-cell>
          <table:table-cell office:value-type="float" office:value="0.916627982543822" calcext:value-type="float">
            <text:p>0.916627982543822</text:p>
          </table:table-cell>
          <table:table-cell office:value-type="float" office:value="0.946958475368907" calcext:value-type="float">
            <text:p>0.946958475368907</text:p>
          </table:table-cell>
          <table:table-cell office:value-type="float" office:value="0.931669811054418" calcext:value-type="float">
            <text:p>0.9316698110544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penmw</text:p>
          </table:table-cell>
          <table:table-cell office:value-type="float" office:value="11" calcext:value-type="float">
            <text:p>11</text:p>
          </table:table-cell>
          <table:table-cell office:value-type="float" office:value="2253" calcext:value-type="float">
            <text:p>2253</text:p>
          </table:table-cell>
          <table:table-cell office:value-type="float" office:value="66956" calcext:value-type="float">
            <text:p>66956</text:p>
          </table:table-cell>
          <table:table-cell office:value-type="float" office:value="29.7185974256547" calcext:value-type="float">
            <text:p>29.7185974256547</text:p>
          </table:table-cell>
          <table:table-cell office:value-type="float" office:value="0.618505447718847" calcext:value-type="float">
            <text:p>0.618505447718847</text:p>
          </table:table-cell>
          <table:table-cell office:value-type="float" office:value="0.965843023255814" calcext:value-type="float">
            <text:p>0.965843023255814</text:p>
          </table:table-cell>
          <table:table-cell office:value-type="float" office:value="0.772903080292065" calcext:value-type="float">
            <text:p>0.772903080292065</text:p>
          </table:table-cell>
          <table:table-cell office:value-type="float" office:value="0.866252009084155" calcext:value-type="float">
            <text:p>0.866252009084155</text:p>
          </table:table-cell>
          <table:table-cell office:value-type="float" office:value="0.871321986422801" calcext:value-type="float">
            <text:p>0.871321986422801</text:p>
          </table:table-cell>
          <table:table-cell office:value-type="float" office:value="0.868783299389409" calcext:value-type="float">
            <text:p>0.868783299389409</text:p>
          </table:table-cell>
          <table:table-cell office:value-type="float" office:value="0.777084561274529" calcext:value-type="float">
            <text:p>0.777084561274529</text:p>
          </table:table-cell>
          <table:table-cell office:value-type="float" office:value="0.805943039313971" calcext:value-type="float">
            <text:p>0.805943039313971</text:p>
          </table:table-cell>
          <table:table-cell office:value-type="float" office:value="0.791382267376239" calcext:value-type="float">
            <text:p>0.7913822673762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pensim-core</text:p>
          </table:table-cell>
          <table:table-cell office:value-type="float" office:value="7" calcext:value-type="float">
            <text:p>7</text:p>
          </table:table-cell>
          <table:table-cell office:value-type="float" office:value="1953" calcext:value-type="float">
            <text:p>1953</text:p>
          </table:table-cell>
          <table:table-cell office:value-type="float" office:value="96261" calcext:value-type="float">
            <text:p>96261</text:p>
          </table:table-cell>
          <table:table-cell office:value-type="float" office:value="49.2887864823349" calcext:value-type="float">
            <text:p>49.2887864823349</text:p>
          </table:table-cell>
          <table:table-cell office:value-type="float" office:value="0.599776920393671" calcext:value-type="float">
            <text:p>0.599776920393671</text:p>
          </table:table-cell>
          <table:table-cell office:value-type="float" office:value="0.75284661754856" calcext:value-type="float">
            <text:p>0.75284661754856</text:p>
          </table:table-cell>
          <table:table-cell office:value-type="float" office:value="0.671967280306167" calcext:value-type="float">
            <text:p>0.671967280306167</text:p>
          </table:table-cell>
          <table:table-cell office:value-type="float" office:value="0.707561145016971" calcext:value-type="float">
            <text:p>0.707561145016971</text:p>
          </table:table-cell>
          <table:table-cell office:value-type="float" office:value="0.708431027009105" calcext:value-type="float">
            <text:p>0.708431027009105</text:p>
          </table:table-cell>
          <table:table-cell office:value-type="float" office:value="0.707995952415062" calcext:value-type="float">
            <text:p>0.707995952415062</text:p>
          </table:table-cell>
          <table:table-cell office:value-type="float" office:value="0.690805380943447" calcext:value-type="float">
            <text:p>0.690805380943447</text:p>
          </table:table-cell>
          <table:table-cell office:value-type="float" office:value="0.696128313861542" calcext:value-type="float">
            <text:p>0.696128313861542</text:p>
          </table:table-cell>
          <table:table-cell office:value-type="float" office:value="0.693461740143349" calcext:value-type="float">
            <text:p>0.6934617401433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sx2</text:p>
          </table:table-cell>
          <table:table-cell office:value-type="float" office:value="9" calcext:value-type="float">
            <text:p>9</text:p>
          </table:table-cell>
          <table:table-cell office:value-type="float" office:value="2994" calcext:value-type="float">
            <text:p>2994</text:p>
          </table:table-cell>
          <table:table-cell office:value-type="float" office:value="146046" calcext:value-type="float">
            <text:p>146046</text:p>
          </table:table-cell>
          <table:table-cell office:value-type="float" office:value="48.7795591182365" calcext:value-type="float">
            <text:p>48.7795591182365</text:p>
          </table:table-cell>
          <table:table-cell office:value-type="float" office:value="0.515845626254579" calcext:value-type="float">
            <text:p>0.515845626254579</text:p>
          </table:table-cell>
          <table:table-cell office:value-type="float" office:value="0.681185451279749" calcext:value-type="float">
            <text:p>0.681185451279749</text:p>
          </table:table-cell>
          <table:table-cell office:value-type="float" office:value="0.59277865659191" calcext:value-type="float">
            <text:p>0.59277865659191</text:p>
          </table:table-cell>
          <table:table-cell office:value-type="float" office:value="0.666095167313474" calcext:value-type="float">
            <text:p>0.666095167313474</text:p>
          </table:table-cell>
          <table:table-cell office:value-type="float" office:value="0.661486163313331" calcext:value-type="float">
            <text:p>0.661486163313331</text:p>
          </table:table-cell>
          <table:table-cell office:value-type="float" office:value="0.663786664996926" calcext:value-type="float">
            <text:p>0.663786664996926</text:p>
          </table:table-cell>
          <table:table-cell office:value-type="float" office:value="0.640544920513316" calcext:value-type="float">
            <text:p>0.640544920513316</text:p>
          </table:table-cell>
          <table:table-cell office:value-type="float" office:value="0.664601200387876" calcext:value-type="float">
            <text:p>0.664601200387876</text:p>
          </table:table-cell>
          <table:table-cell office:value-type="float" office:value="0.652462200495559" calcext:value-type="float">
            <text:p>0.6524622004955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oxygen</text:p>
          </table:table-cell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office:value-type="float" office:value="10828" calcext:value-type="float">
            <text:p>10828</text:p>
          </table:table-cell>
          <table:table-cell office:value-type="float" office:value="16.1371087928465" calcext:value-type="float">
            <text:p>16.1371087928465</text:p>
          </table:table-cell>
          <table:table-cell office:value-type="float" office:value="0.943502300736624" calcext:value-type="float">
            <text:p>0.943502300736624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5788573725338" calcext:value-type="float">
            <text:p>0.915788573725338</text:p>
          </table:table-cell>
          <table:table-cell office:value-type="float" office:value="0.865581806056751" calcext:value-type="float">
            <text:p>0.865581806056751</text:p>
          </table:table-cell>
          <table:table-cell office:value-type="float" office:value="0.888230255683274" calcext:value-type="float">
            <text:p>0.888230255683274</text:p>
          </table:table-cell>
          <table:table-cell office:value-type="float" office:value="0.876832908203483" calcext:value-type="float">
            <text:p>0.876832908203483</text:p>
          </table:table-cell>
          <table:table-cell office:value-type="float" office:value="0.85978044031619" calcext:value-type="float">
            <text:p>0.85978044031619</text:p>
          </table:table-cell>
          <table:table-cell office:value-type="float" office:value="0.865526672681568" calcext:value-type="float">
            <text:p>0.865526672681568</text:p>
          </table:table-cell>
          <table:table-cell office:value-type="float" office:value="0.8626487719481" calcext:value-type="float">
            <text:p>0.86264877194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si4public</text:p>
          </table:table-cell>
          <table:table-cell office:value-type="float" office:value="4" calcext:value-type="float">
            <text:p>4</text:p>
          </table:table-cell>
          <table:table-cell office:value-type="float" office:value="679" calcext:value-type="float">
            <text:p>679</text:p>
          </table:table-cell>
          <table:table-cell office:value-type="float" office:value="28164" calcext:value-type="float">
            <text:p>28164</text:p>
          </table:table-cell>
          <table:table-cell office:value-type="float" office:value="41.4786450662739" calcext:value-type="float">
            <text:p>41.4786450662739</text:p>
          </table:table-cell>
          <table:table-cell office:value-type="float" office:value="0.80138240319486" calcext:value-type="float">
            <text:p>0.80138240319486</text:p>
          </table:table-cell>
          <table:table-cell office:value-type="float" office:value="0.818040435458787" calcext:value-type="float">
            <text:p>0.818040435458787</text:p>
          </table:table-cell>
          <table:table-cell office:value-type="float" office:value="0.809668580394801" calcext:value-type="float">
            <text:p>0.809668580394801</text:p>
          </table:table-cell>
          <table:table-cell office:value-type="float" office:value="0.80501456883976" calcext:value-type="float">
            <text:p>0.80501456883976</text:p>
          </table:table-cell>
          <table:table-cell office:value-type="float" office:value="0.791537730634011" calcext:value-type="float">
            <text:p>0.791537730634011</text:p>
          </table:table-cell>
          <table:table-cell office:value-type="float" office:value="0.798247709014401" calcext:value-type="float">
            <text:p>0.798247709014401</text:p>
          </table:table-cell>
          <table:table-cell office:value-type="float" office:value="0.791511169384614" calcext:value-type="float">
            <text:p>0.791511169384614</text:p>
          </table:table-cell>
          <table:table-cell office:value-type="float" office:value="0.784602507975606" calcext:value-type="float">
            <text:p>0.784602507975606</text:p>
          </table:table-cell>
          <table:table-cell office:value-type="float" office:value="0.788049267869638" calcext:value-type="float">
            <text:p>0.7880492678696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twebengine</text:p>
          </table:table-cell>
          <table:table-cell office:value-type="float" office:value="4" calcext:value-type="float">
            <text:p>4</text:p>
          </table:table-cell>
          <table:table-cell office:value-type="float" office:value="588" calcext:value-type="float">
            <text:p>588</text:p>
          </table:table-cell>
          <table:table-cell office:value-type="float" office:value="10053" calcext:value-type="float">
            <text:p>10053</text:p>
          </table:table-cell>
          <table:table-cell office:value-type="float" office:value="17.0969387755102" calcext:value-type="float">
            <text:p>17.0969387755102</text:p>
          </table:table-cell>
          <table:table-cell office:value-type="float" office:value="0.786390391694926" calcext:value-type="float">
            <text:p>0.786390391694926</text:p>
          </table:table-cell>
          <table:table-cell office:value-type="float" office:value="0.850877192982456" calcext:value-type="float">
            <text:p>0.850877192982456</text:p>
          </table:table-cell>
          <table:table-cell office:value-type="float" office:value="0.817998563002254" calcext:value-type="float">
            <text:p>0.817998563002254</text:p>
          </table:table-cell>
          <table:table-cell office:value-type="float" office:value="0.779148566045669" calcext:value-type="float">
            <text:p>0.779148566045669</text:p>
          </table:table-cell>
          <table:table-cell office:value-type="float" office:value="0.792891974723096" calcext:value-type="float">
            <text:p>0.792891974723096</text:p>
          </table:table-cell>
          <table:table-cell office:value-type="float" office:value="0.785990232213238" calcext:value-type="float">
            <text:p>0.785990232213238</text:p>
          </table:table-cell>
          <table:table-cell office:value-type="float" office:value="0.767733704736602" calcext:value-type="float">
            <text:p>0.767733704736602</text:p>
          </table:table-cell>
          <table:table-cell office:value-type="float" office:value="0.777673833845746" calcext:value-type="float">
            <text:p>0.777673833845746</text:p>
          </table:table-cell>
          <table:table-cell office:value-type="float" office:value="0.772687785289189" calcext:value-type="float">
            <text:p>0.7726877852891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st-azure</text:p>
          </table:table-cell>
          <table:table-cell office:value-type="float" office:value="4" calcext:value-type="float">
            <text:p>4</text:p>
          </table:table-cell>
          <table:table-cell office:value-type="float" office:value="1202" calcext:value-type="float">
            <text:p>1202</text:p>
          </table:table-cell>
          <table:table-cell office:value-type="float" office:value="33690" calcext:value-type="float">
            <text:p>33690</text:p>
          </table:table-cell>
          <table:table-cell office:value-type="float" office:value="28.0282861896839" calcext:value-type="float">
            <text:p>28.0282861896839</text:p>
          </table:table-cell>
          <table:table-cell office:value-type="float" office:value="0.788406202455322" calcext:value-type="float">
            <text:p>0.788406202455322</text:p>
          </table:table-cell>
          <table:table-cell office:value-type="float" office:value="0.842761265580057" calcext:value-type="float">
            <text:p>0.842761265580057</text:p>
          </table:table-cell>
          <table:table-cell office:value-type="float" office:value="0.815130792555657" calcext:value-type="float">
            <text:p>0.815130792555657</text:p>
          </table:table-cell>
          <table:table-cell office:value-type="float" office:value="0.799209810313874" calcext:value-type="float">
            <text:p>0.799209810313874</text:p>
          </table:table-cell>
          <table:table-cell office:value-type="float" office:value="0.811208145770998" calcext:value-type="float">
            <text:p>0.811208145770998</text:p>
          </table:table-cell>
          <table:table-cell office:value-type="float" office:value="0.805186629488287" calcext:value-type="float">
            <text:p>0.805186629488287</text:p>
          </table:table-cell>
          <table:table-cell office:value-type="float" office:value="0.739507305152565" calcext:value-type="float">
            <text:p>0.739507305152565</text:p>
          </table:table-cell>
          <table:table-cell office:value-type="float" office:value="0.735453173426162" calcext:value-type="float">
            <text:p>0.735453173426162</text:p>
          </table:table-cell>
          <table:table-cell office:value-type="float" office:value="0.737477453449448" calcext:value-type="float">
            <text:p>0.7374774534494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f1r-lite</text:p>
          </table:table-cell>
          <table:table-cell office:value-type="float" office:value="7" calcext:value-type="float">
            <text:p>7</text:p>
          </table:table-cell>
          <table:table-cell office:value-type="float" office:value="999" calcext:value-type="float">
            <text:p>999</text:p>
          </table:table-cell>
          <table:table-cell office:value-type="float" office:value="32808" calcext:value-type="float">
            <text:p>32808</text:p>
          </table:table-cell>
          <table:table-cell office:value-type="float" office:value="32.8408408408408" calcext:value-type="float">
            <text:p>32.8408408408408</text:p>
          </table:table-cell>
          <table:table-cell office:value-type="float" office:value="0.506218772448108" calcext:value-type="float">
            <text:p>0.506218772448108</text:p>
          </table:table-cell>
          <table:table-cell office:value-type="float" office:value="0.819188191881919" calcext:value-type="float">
            <text:p>0.819188191881919</text:p>
          </table:table-cell>
          <table:table-cell office:value-type="float" office:value="0.643963074173085" calcext:value-type="float">
            <text:p>0.643963074173085</text:p>
          </table:table-cell>
          <table:table-cell office:value-type="float" office:value="0.718445128827586" calcext:value-type="float">
            <text:p>0.718445128827586</text:p>
          </table:table-cell>
          <table:table-cell office:value-type="float" office:value="0.731357293348552" calcext:value-type="float">
            <text:p>0.731357293348552</text:p>
          </table:table-cell>
          <table:table-cell office:value-type="float" office:value="0.724872461084566" calcext:value-type="float">
            <text:p>0.724872461084566</text:p>
          </table:table-cell>
          <table:table-cell office:value-type="float" office:value="0.681570215837417" calcext:value-type="float">
            <text:p>0.681570215837417</text:p>
          </table:table-cell>
          <table:table-cell office:value-type="float" office:value="0.68533724347907" calcext:value-type="float">
            <text:p>0.68533724347907</text:p>
          </table:table-cell>
          <table:table-cell office:value-type="float" office:value="0.683451134287924" calcext:value-type="float">
            <text:p>0.6834511342879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kia</text:p>
          </table:table-cell>
          <table:table-cell office:value-type="float" office:value="18" calcext:value-type="float">
            <text:p>18</text:p>
          </table:table-cell>
          <table:table-cell office:value-type="float" office:value="4977" calcext:value-type="float">
            <text:p>4977</text:p>
          </table:table-cell>
          <table:table-cell office:value-type="float" office:value="115630" calcext:value-type="float">
            <text:p>115630</text:p>
          </table:table-cell>
          <table:table-cell office:value-type="float" office:value="23.2328712075547" calcext:value-type="float">
            <text:p>23.2328712075547</text:p>
          </table:table-cell>
          <table:table-cell office:value-type="float" office:value="0.536408524950429" calcext:value-type="float">
            <text:p>0.536408524950429</text:p>
          </table:table-cell>
          <table:table-cell office:value-type="float" office:value="0.831819710729902" calcext:value-type="float">
            <text:p>0.831819710729902</text:p>
          </table:table-cell>
          <table:table-cell office:value-type="float" office:value="0.667978430832403" calcext:value-type="float">
            <text:p>0.667978430832403</text:p>
          </table:table-cell>
          <table:table-cell office:value-type="float" office:value="0.738221321537878" calcext:value-type="float">
            <text:p>0.738221321537878</text:p>
          </table:table-cell>
          <table:table-cell office:value-type="float" office:value="0.728426403783421" calcext:value-type="float">
            <text:p>0.728426403783421</text:p>
          </table:table-cell>
          <table:table-cell office:value-type="float" office:value="0.733307508787467" calcext:value-type="float">
            <text:p>0.733307508787467</text:p>
          </table:table-cell>
          <table:table-cell office:value-type="float" office:value="0.70322914991427" calcext:value-type="float">
            <text:p>0.70322914991427</text:p>
          </table:table-cell>
          <table:table-cell office:value-type="float" office:value="0.716655935028383" calcext:value-type="float">
            <text:p>0.716655935028383</text:p>
          </table:table-cell>
          <table:table-cell office:value-type="float" office:value="0.709910800010132" calcext:value-type="float">
            <text:p>0.7099108000101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FireEMU_406a</text:p>
          </table:table-cell>
          <table:table-cell office:value-type="float" office:value="23" calcext:value-type="float">
            <text:p>23</text:p>
          </table:table-cell>
          <table:table-cell office:value-type="float" office:value="5428" calcext:value-type="float">
            <text:p>5428</text:p>
          </table:table-cell>
          <table:table-cell office:value-type="float" office:value="235335" calcext:value-type="float">
            <text:p>235335</text:p>
          </table:table-cell>
          <table:table-cell office:value-type="float" office:value="43.3557479734709" calcext:value-type="float">
            <text:p>43.3557479734709</text:p>
          </table:table-cell>
          <table:table-cell office:value-type="float" office:value="0.544065035608178" calcext:value-type="float">
            <text:p>0.544065035608178</text:p>
          </table:table-cell>
          <table:table-cell office:value-type="float" office:value="0.701415701415701" calcext:value-type="float">
            <text:p>0.701415701415701</text:p>
          </table:table-cell>
          <table:table-cell office:value-type="float" office:value="0.617750563388548" calcext:value-type="float">
            <text:p>0.617750563388548</text:p>
          </table:table-cell>
          <table:table-cell office:value-type="float" office:value="0.68846086937273" calcext:value-type="float">
            <text:p>0.68846086937273</text:p>
          </table:table-cell>
          <table:table-cell office:value-type="float" office:value="0.672669892321541" calcext:value-type="float">
            <text:p>0.672669892321541</text:p>
          </table:table-cell>
          <table:table-cell office:value-type="float" office:value="0.680519580077274" calcext:value-type="float">
            <text:p>0.680519580077274</text:p>
          </table:table-cell>
          <table:table-cell office:value-type="float" office:value="0.674432350111083" calcext:value-type="float">
            <text:p>0.674432350111083</text:p>
          </table:table-cell>
          <table:table-cell office:value-type="float" office:value="0.689510414118345" calcext:value-type="float">
            <text:p>0.689510414118345</text:p>
          </table:table-cell>
          <table:table-cell office:value-type="float" office:value="0.68192970973547" calcext:value-type="float">
            <text:p>0.681929709735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igervnc</text:p>
          </table:table-cell>
          <table:table-cell office:value-type="float" office:value="3" calcext:value-type="float">
            <text:p>3</text:p>
          </table:table-cell>
          <table:table-cell office:value-type="float" office:value="1101" calcext:value-type="float">
            <text:p>1101</text:p>
          </table:table-cell>
          <table:table-cell office:value-type="float" office:value="59874" calcext:value-type="float">
            <text:p>59874</text:p>
          </table:table-cell>
          <table:table-cell office:value-type="float" office:value="54.3814713896458" calcext:value-type="float">
            <text:p>54.3814713896458</text:p>
          </table:table-cell>
          <table:table-cell office:value-type="float" office:value="0.842675335487633" calcext:value-type="float">
            <text:p>0.842675335487633</text:p>
          </table:table-cell>
          <table:table-cell office:value-type="float" office:value="0.816562778272484" calcext:value-type="float">
            <text:p>0.816562778272484</text:p>
          </table:table-cell>
          <table:table-cell office:value-type="float" office:value="0.829516312755499" calcext:value-type="float">
            <text:p>0.829516312755499</text:p>
          </table:table-cell>
          <table:table-cell office:value-type="float" office:value="0.768450635872384" calcext:value-type="float">
            <text:p>0.768450635872384</text:p>
          </table:table-cell>
          <table:table-cell office:value-type="float" office:value="0.774774788757617" calcext:value-type="float">
            <text:p>0.774774788757617</text:p>
          </table:table-cell>
          <table:table-cell office:value-type="float" office:value="0.771606233177702" calcext:value-type="float">
            <text:p>0.771606233177702</text:p>
          </table:table-cell>
          <table:table-cell office:value-type="float" office:value="0.782948721127681" calcext:value-type="float">
            <text:p>0.782948721127681</text:p>
          </table:table-cell>
          <table:table-cell office:value-type="float" office:value="0.778158113835907" calcext:value-type="float">
            <text:p>0.778158113835907</text:p>
          </table:table-cell>
          <table:table-cell office:value-type="float" office:value="0.780549742209266" calcext:value-type="float">
            <text:p>0.7805497422092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pjs</text:p>
          </table:table-cell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office:value-type="float" office:value="11866" calcext:value-type="float">
            <text:p>11866</text:p>
          </table:table-cell>
          <table:table-cell office:value-type="float" office:value="25.0866807610994" calcext:value-type="float">
            <text:p>25.0866807610994</text:p>
          </table:table-cell>
          <table:table-cell office:value-type="float" office:value="0.272751673524145" calcext:value-type="float">
            <text:p>0.272751673524145</text:p>
          </table:table-cell>
          <table:table-cell office:value-type="float" office:value="0.386503067484663" calcext:value-type="float">
            <text:p>0.386503067484663</text:p>
          </table:table-cell>
          <table:table-cell office:value-type="float" office:value="0.324683474292514" calcext:value-type="float">
            <text:p>0.324683474292514</text:p>
          </table:table-cell>
          <table:table-cell office:value-type="float" office:value="0.449603398190751" calcext:value-type="float">
            <text:p>0.449603398190751</text:p>
          </table:table-cell>
          <table:table-cell office:value-type="float" office:value="0.45798794730768" calcext:value-type="float">
            <text:p>0.45798794730768</text:p>
          </table:table-cell>
          <table:table-cell office:value-type="float" office:value="0.453776307711123" calcext:value-type="float">
            <text:p>0.453776307711123</text:p>
          </table:table-cell>
          <table:table-cell office:value-type="float" office:value="0.433974223850188" calcext:value-type="float">
            <text:p>0.433974223850188</text:p>
          </table:table-cell>
          <table:table-cell office:value-type="float" office:value="0.458004348776986" calcext:value-type="float">
            <text:p>0.458004348776986</text:p>
          </table:table-cell>
          <table:table-cell office:value-type="float" office:value="0.445827412549412" calcext:value-type="float">
            <text:p>0.4458274125494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pm</text:p>
          </table:table-cell>
          <table:table-cell office:value-type="float" office:value="4" calcext:value-type="float">
            <text:p>4</text:p>
          </table:table-cell>
          <table:table-cell office:value-type="float" office:value="879" calcext:value-type="float">
            <text:p>879</text:p>
          </table:table-cell>
          <table:table-cell office:value-type="float" office:value="23338" calcext:value-type="float">
            <text:p>23338</text:p>
          </table:table-cell>
          <table:table-cell office:value-type="float" office:value="26.5506257110353" calcext:value-type="float">
            <text:p>26.5506257110353</text:p>
          </table:table-cell>
          <table:table-cell office:value-type="float" office:value="0.899664280603962" calcext:value-type="float">
            <text:p>0.899664280603962</text:p>
          </table:table-cell>
          <table:table-cell office:value-type="float" office:value="0.944242424242424" calcext:value-type="float">
            <text:p>0.944242424242424</text:p>
          </table:table-cell>
          <table:table-cell office:value-type="float" office:value="0.921683883618349" calcext:value-type="float">
            <text:p>0.921683883618349</text:p>
          </table:table-cell>
          <table:table-cell office:value-type="float" office:value="0.909432649883459" calcext:value-type="float">
            <text:p>0.909432649883459</text:p>
          </table:table-cell>
          <table:table-cell office:value-type="float" office:value="0.915090812069832" calcext:value-type="float">
            <text:p>0.915090812069832</text:p>
          </table:table-cell>
          <table:table-cell office:value-type="float" office:value="0.912257344231699" calcext:value-type="float">
            <text:p>0.912257344231699</text:p>
          </table:table-cell>
          <table:table-cell office:value-type="float" office:value="0.922467140845596" calcext:value-type="float">
            <text:p>0.922467140845596</text:p>
          </table:table-cell>
          <table:table-cell office:value-type="float" office:value="0.938259943718085" calcext:value-type="float">
            <text:p>0.938259943718085</text:p>
          </table:table-cell>
          <table:table-cell office:value-type="float" office:value="0.930330031575661" calcext:value-type="float">
            <text:p>0.9303300315756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rmont</text:p>
          </table:table-cell>
          <table:table-cell office:value-type="float" office:value="5" calcext:value-type="float">
            <text:p>5</text:p>
          </table:table-cell>
          <table:table-cell office:value-type="float" office:value="808" calcext:value-type="float">
            <text:p>808</text:p>
          </table:table-cell>
          <table:table-cell office:value-type="float" office:value="21841" calcext:value-type="float">
            <text:p>21841</text:p>
          </table:table-cell>
          <table:table-cell office:value-type="float" office:value="27.0309405940594" calcext:value-type="float">
            <text:p>27.0309405940594</text:p>
          </table:table-cell>
          <table:table-cell office:value-type="float" office:value="0.749454311947032" calcext:value-type="float">
            <text:p>0.749454311947032</text:p>
          </table:table-cell>
          <table:table-cell office:value-type="float" office:value="0.864686468646865" calcext:value-type="float">
            <text:p>0.864686468646865</text:p>
          </table:table-cell>
          <table:table-cell office:value-type="float" office:value="0.805011181543241" calcext:value-type="float">
            <text:p>0.805011181543241</text:p>
          </table:table-cell>
          <table:table-cell office:value-type="float" office:value="0.780330841115786" calcext:value-type="float">
            <text:p>0.780330841115786</text:p>
          </table:table-cell>
          <table:table-cell office:value-type="float" office:value="0.796744238753664" calcext:value-type="float">
            <text:p>0.796744238753664</text:p>
          </table:table-cell>
          <table:table-cell office:value-type="float" office:value="0.788494833198546" calcext:value-type="float">
            <text:p>0.788494833198546</text:p>
          </table:table-cell>
          <table:table-cell office:value-type="float" office:value="0.772559683570167" calcext:value-type="float">
            <text:p>0.772559683570167</text:p>
          </table:table-cell>
          <table:table-cell office:value-type="float" office:value="0.795363161488791" calcext:value-type="float">
            <text:p>0.795363161488791</text:p>
          </table:table-cell>
          <table:table-cell office:value-type="float" office:value="0.78387850612397" calcext:value-type="float">
            <text:p>0.7838785061239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ote: M is approx. N</text:p>
          </table:table-cell>
          <table:table-cell table:number-columns-repeated="2"/>
          <table:table-cell office:value-type="string" calcext:value-type="string">
            <text:p>Note: P is approx. Q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(as it should be)</text:p>
          </table:table-cell>
          <table:table-cell table:number-columns-repeated="2"/>
          <table:table-cell office:value-type="string" calcext:value-type="string">
            <text:p>(as it should be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4" meta:object-count="0"/>
    <meta:generator>LibreOffice/6.1.4.2$Linux_X86_64 LibreOffice_project/9d0f32d1f0b509096fd65e0d4bec26ddd1938fd3</meta:generator>
  </office:meta>
</office:document-meta>
</file>